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Karla" svg:font-family="Karl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monospace"/>
    <style:font-face style:name="ui-monospace" svg:font-family="ui-monospace, SFMono-Regular, 'SF Mono', Menlo, Consolas, 'Liberation Mono', monospace"/>
  </office:font-face-decls>
  <office:automatic-styles>
    <style:style style:name="Table1" style:family="table">
      <style:table-properties style:width="13.474cm" table:align="left"/>
    </style:style>
    <style:style style:name="Table1.A" style:family="table-column">
      <style:table-column-properties style:column-width="2.175cm"/>
    </style:style>
    <style:style style:name="Table1.B" style:family="table-column">
      <style:table-column-properties style:column-width="11.299cm"/>
    </style:style>
    <style:style style:name="Table1.A1" style:family="table-cell">
      <style:table-cell-properties style:vertical-align="middle" fo:padding="0cm" fo:border="none"/>
    </style:style>
    <style:style style:name="Table1.B1" style:family="table-cell">
      <style:table-cell-properties fo:padding="0.049cm" fo:border="none"/>
    </style:style>
    <style:style style:name="Table1.2" style:family="table-row">
      <style:table-row-properties fo:background-color="transparent">
        <style:background-image/>
      </style:table-row-properties>
    </style:style>
    <style:style style:name="P1" style:family="paragraph" style:parent-style-name="Standard">
      <style:text-properties officeooo:rsid="001c1c68" officeooo:paragraph-rsid="001c1c68"/>
    </style:style>
    <style:style style:name="P2" style:family="paragraph" style:parent-style-name="Standard">
      <style:text-properties officeooo:rsid="001e19a2" officeooo:paragraph-rsid="001e19a2"/>
    </style:style>
    <style:style style:name="P3" style:family="paragraph" style:parent-style-name="Standard" style:list-style-name="L1">
      <style:text-properties officeooo:rsid="001e19a2" officeooo:paragraph-rsid="001e19a2"/>
    </style:style>
    <style:style style:name="P4" style:family="paragraph" style:parent-style-name="Standard" style:list-style-name="L1">
      <style:text-properties officeooo:paragraph-rsid="001e19a2"/>
    </style:style>
    <style:style style:name="P5" style:family="paragraph" style:parent-style-name="Standard">
      <style:text-properties officeooo:paragraph-rsid="001e19a2"/>
    </style:style>
    <style:style style:name="P6" style:family="paragraph" style:parent-style-name="Standard">
      <style:text-properties officeooo:rsid="001f20eb" officeooo:paragraph-rsid="001f20eb"/>
    </style:style>
    <style:style style:name="P7" style:family="paragraph" style:parent-style-name="Standard">
      <style:text-properties officeooo:rsid="002019ab" officeooo:paragraph-rsid="002019ab"/>
    </style:style>
    <style:style style:name="P8" style:family="paragraph" style:parent-style-name="Standard">
      <style:paragraph-properties fo:margin-left="1.251cm" fo:margin-right="0cm" fo:text-indent="0cm" style:auto-text-indent="false"/>
      <style:text-properties officeooo:rsid="002019ab" officeooo:paragraph-rsid="002019ab"/>
    </style:style>
    <style:style style:name="P9" style:family="paragraph" style:parent-style-name="Standard">
      <style:paragraph-properties fo:margin-left="1.251cm" fo:margin-right="0cm" fo:text-indent="0cm" style:auto-text-indent="false"/>
      <style:text-properties officeooo:paragraph-rsid="002019ab"/>
    </style:style>
    <style:style style:name="P10" style:family="paragraph" style:parent-style-name="Table_20_Contents">
      <style:paragraph-properties style:line-height-at-least="0.423cm" fo:text-align="start" style:justify-single-word="false"/>
      <style:text-properties style:font-name="ui-monospace" fo:font-size="7.19999980926514pt"/>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style:line-height-at-least="0.423cm" fo:text-align="start" style:justify-single-word="false"/>
      <style:text-properties fo:color="#032f62" loext:opacity="100%" style:font-name="ui-monospace" fo:font-size="7.19999980926514pt"/>
    </style:style>
    <style:style style:name="P13" style:family="paragraph" style:parent-style-name="Table_20_Contents">
      <style:paragraph-properties style:line-height-at-least="0.423cm" fo:text-align="start" style:justify-single-word="false"/>
      <style:text-properties fo:color="#6a737d" loext:opacity="100%" style:font-name="ui-monospace" fo:font-size="7.19999980926514pt"/>
    </style:style>
    <style:style style:name="T1" style:family="text">
      <style:text-properties fo:font-variant="normal" fo:text-transform="none" fo:color="#222222" loext:opacity="100%" style:font-name="Lucida Grande" fo:font-size="8.39999961853027pt" fo:letter-spacing="normal" fo:font-style="normal" fo:font-weight="normal"/>
    </style:style>
    <style:style style:name="T2" style:family="text">
      <style:text-properties fo:font-variant="normal" fo:text-transform="none" fo:color="#222222" loext:opacity="100%" style:font-name="Karla" fo:font-size="11.3999996185303pt" fo:letter-spacing="normal" fo:font-style="normal" fo:font-weight="normal"/>
    </style:style>
    <style:style style:name="T3" style:family="text">
      <style:text-properties fo:font-variant="normal" fo:text-transform="none" fo:color="#222222" loext:opacity="100%" fo:letter-spacing="normal"/>
    </style:style>
    <style:style style:name="T4" style:family="text">
      <style:text-properties fo:font-variant="normal" fo:text-transform="none" fo:color="#0072aa" loext:opacity="100%" style:text-line-through-style="none" style:text-line-through-type="none" style:font-name="monospace" fo:font-size="7.80000019073486pt" fo:letter-spacing="normal" fo:font-style="normal" style:text-underline-style="none" fo:font-weight="normal" style:text-blinking="false" fo:background-color="transparent" loext:char-shading-value="0" loext:padding="0cm" loext:border="none"/>
    </style:style>
    <style:style style:name="T5" style:family="text">
      <style:text-properties fo:font-variant="normal" fo:text-transform="none" fo:color="#f4169b" loext:opacity="100%" style:font-name="Karla" fo:font-size="11.3999996185303pt" fo:letter-spacing="normal" fo:font-style="normal" style:text-underline-style="solid" style:text-underline-width="auto" style:text-underline-color="font-color" fo:font-weight="bold" fo:background-color="#ffffff" loext:char-shading-value="0" loext:padding="0cm" loext:border="none"/>
    </style:style>
    <style:style style:name="T6" style:family="text">
      <style:text-properties fo:font-variant="normal" fo:text-transform="none" fo:color="#24292f" loext:opacity="100%" style:font-name="ui-monospace" fo:font-size="7.19999980926514pt" fo:letter-spacing="normal" fo:font-style="normal" fo:font-weight="normal"/>
    </style:style>
    <style:style style:name="T7" style:family="text">
      <style:text-properties fo:font-variant="normal" fo:text-transform="none" fo:color="#24292f" loext:opacity="100%" fo:letter-spacing="normal"/>
    </style:style>
    <style:style style:name="T8" style:family="text">
      <style:text-properties fo:font-variant="normal" fo:text-transform="none" fo:color="#005cc5" loext:opacity="100%" style:font-name="ui-monospace" fo:font-size="7.19999980926514pt" fo:letter-spacing="normal" fo:font-style="normal" fo:font-weight="normal"/>
    </style:style>
    <style:style style:name="T9" style:family="text">
      <style:text-properties fo:font-variant="normal" fo:text-transform="none" fo:color="#032f62" loext:opacity="100%" style:font-name="ui-monospace" fo:font-size="7.19999980926514pt" fo:letter-spacing="normal" fo:font-style="normal" fo:font-weight="normal"/>
    </style:style>
    <style:style style:name="T10" style:family="text">
      <style:text-properties officeooo:rsid="001e19a2"/>
    </style:style>
    <style:style style:name="T11" style:family="text">
      <style:text-properties fo:font-weight="bold" style:font-weight-asian="bold" style:font-weight-complex="bold"/>
    </style:style>
    <style:style style:name="T12" style:family="text">
      <style:text-properties officeooo:rsid="002019ab"/>
    </style:style>
    <style:style style:name="T13" style:family="text">
      <style:text-properties fo:color="#d73a49" loext:opacity="100%"/>
    </style:style>
    <style:style style:name="T14" style:family="text">
      <style:text-properties fo:color="#e36209" loext:opacity="100%"/>
    </style:style>
    <style:style style:name="T15" style:family="text">
      <style:text-properties fo:color="#6f42c1" loext:opacity="100%"/>
    </style:style>
    <style:style style:name="T16" style:family="text">
      <style:text-properties fo:color="#032f62" loext:opacity="100%"/>
    </style:style>
    <style:style style:name="T17" style:family="text">
      <style:text-properties fo:color="#005cc5"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Is it permissible to use several import statements to import the same module? What would the</text:p>
      <text:p text:style-name="Standard">goal be? Can you think of a situation where it would be beneficial?</text:p>
      <text:p text:style-name="P1">Ans: Several import statements to import the same module doesn’t raise any error. Import statement bind the result of the search it does to a name in the local scope.Search operation of the import statement is defined as a call to the __import__() function, with the appropriate arguments. The return value is useed to perform name binding operation of the import statement. Ir creates a module object, initializing it. Python only creates a pointer to a module.</text:p>
      <text:p text:style-name="P1"><text:span text:style-name="T1">The first place checked during import search is </text:span><text:a xlink:type="simple" xlink:href="https://docs.python.org/3/library/sys.html#sys.modules" text:style-name="Internet_20_link" text:visited-style-name="Visited_20_Internet_20_Link"><text:span text:style-name="Source_20_Text"><text:span text:style-name="T4">sys.modules</text:span></text:span></text:a><text:span text:style-name="T1">. This mapping serves as a cache of all modules that have been previously imported, including the intermediate paths</text:span> </text:p>
      <text:p text:style-name="Standard"/>
      <text:p text:style-name="Standard">Q2. What are some of a module&amp;#39;s characteristics? (Name at least one.)</text:p>
      <text:p text:style-name="P2">Ans:</text:p>
      <text:list xml:id="list3501863002" text:style-name="L1">
        <text:list-item>
          <text:p text:style-name="P4"><text:span text:style-name="T10"><text:s/>Modules contain instructions, processing logic</text:span></text:p>
        </text:list-item>
        <text:list-item>
          <text:p text:style-name="P3">can be separately complied and stored in a library</text:p>
        </text:list-item>
        <text:list-item>
          <text:p text:style-name="P3">can be included in a programming</text:p>
        </text:list-item>
        <text:list-item>
          <text:p text:style-name="P3">module segments can be used by invoking a name and some parameters</text:p>
        </text:list-item>
        <text:list-item>
          <text:p text:style-name="P3">module segments can be used by other modules</text:p>
        </text:list-item>
      </text:list>
      <text:p text:style-name="Standard"/>
      <text:p text:style-name="Standard">Q3. Circular importing, such as when two modules import each other, can lead to dependencies and</text:p>
      <text:p text:style-name="Standard">bugs that aren&amp;#39;t visible. How can you go about creating a program that avoids mutual importing?</text:p>
      <text:p text:style-name="P2">Ans: Generally, the Python Circular Import problem occurs when you accidentally name your working file the same as the module name and those modules depend on each other. This way the python opens the same file which causes a circular loop and eventually throws an error.</text:p>
      <text:p text:style-name="P2">python prefers importing from the local current directory first and then from site-packages, it will create a circular import problem.</text:p>
      <text:p text:style-name="P2">For example, when you name your file as random.py and try to import “from random import randint”, it’ll throw a circular import error (also termed as from partially initialized module).</text:p>
      <text:p text:style-name="P5"><text:span text:style-name="T10">Then a module calls an object within itself, circular import error is raised. Let’s consider an example where you are working on a ‘rea.py’ python file and you write a code as ‘from rea import x’. This will cause python to import the object x from the rea module.</text:span><text:span text:style-name="T2">This will cause a circular call within the code and it’ll throw an exception with an error mentioned as “ImportError: cannot import name ‘x’ from partially initialized module ‘rea’ (most likely due to a circular import)</text:span> </text:p>
      <text:p text:style-name="P2">Avoiding and fixing:</text:p>
      <text:p text:style-name="P2"><text:a xlink:type="simple" xlink:href="https://www.pythonpool.com/python-conditional-import/" office:target-frame-name="_blank" xlink:show="new" text:style-name="Internet_20_link" text:visited-style-name="Visited_20_Internet_20_Link"><text:span text:style-name="Strong_20_Emphasis"><text:span text:style-name="T5">Conditional Import</text:span></text:span></text:a><text:span text:style-name="T3"> </text:span><text:span text:style-name="T2">is also one of the ways by which you can handle such cases but does not try to use try-except blocks to fix circular imports as the core problem of importing variables still remain even if we ignore it.</text:span> </text:p>
      <text:p text:style-name="P6">Importing module itself.</text:p>
      <text:p text:style-name="P6">Rename your working file.</text:p>
      <text:p text:style-name="P6">Avoid circular Import Calls</text:p>
      <text:p text:style-name="P6"/>
      <text:p text:style-name="P6"/>
      <text:p text:style-name="P2"/>
      <text:p text:style-name="Standard">Q4. Why is _ _all_ _ in Python?</text:p>
      <text:p text:style-name="P6">Ans: The __all__ in Python is a list of strings defining what symbols in a module will be exported when from &lt;module&gt; import * is used on the module.</text:p>
      <text:p text:style-name="Standard"/>
      <text:p text:style-name="Standard">Q5. In what situation is it useful to refer to the _ _name_ _ attribute or the string &amp;#39;_ _main_ _&amp;#39;?</text:p>
      <text:p text:style-name="P6">Ans:We use the if-statement to run blocks of code only if our program is the main program executed. This allows our program to be executable by itself, but friendly to other Python modules who may want to import some functionality without having to run the code.</text:p>
      <text:p text:style-name="Standard"/>
      <text:p text:style-name="Standard"><text:soft-page-break/>Q6. What are some of the benefits of attaching a program counter to the RPN interpreter</text:p>
      <text:p text:style-name="Standard">application, which interprets an RPN script line by line?</text:p>
      <text:p text:style-name="P6">Ans:<text:tab/>Reverse Polish Notion (RPN) a method for conveying mathematical expressions without the use of separators such as brackets and parentheses. In this notation, the operators follow their operands, hence removing the need for brackets to define evaluation priority. The operation is read from left to right but execution is done every time an operator is reached, and always using the last two numbers as the operands. This notation is suited for computers and calculators since there are fewer characters to track and fewer operations to execute.</text:p>
      <text:p text:style-name="P6">Reverse Polish notation is also known as postfix notation.</text:p>
      <text:p text:style-name="P6">The<text:span text:style-name="T11"> program counter </text:span>PC points at the address of the next instruction in the program which is used during the fetch phase to read an instruction. </text:p>
      <text:p text:style-name="P6">The reverse Polish notation is in a form suitable for stack manipulation. The expression </text:p>
      <text:p text:style-name="Standard">A * B + C * D is written in reverse Polish notation as A B * C D * + </text:p>
      <text:p text:style-name="Standard"/>
      <text:p text:style-name="Standard">Q7. What are the minimum expressions or statements (or both) that you&amp;#39;d need to render a basic programming language like RPN primitive but complete— that is, capable of carrying out any</text:p>
      <text:p text:style-name="Standard">computerised task theoretically possible?</text:p>
      <text:p text:style-name="P7">Ans: </text:p>
      <text:p text:style-name="P8">Import operator</text:p>
      <text:p text:style-name="P8">Import sys</text:p>
      <text:p text:style-name="P8">from typing import Any, List, Union</text:p>
      <text:p text:style-name="P9"><text:span text:style-name="T12"><text:s/></text:span><text:span text:style-name="T6">supported_operators</text:span><text:span text:style-name="T7"> </text:span><text:span text:style-name="T8">=</text:span><text:span text:style-name="T7"> </text:span><text:span text:style-name="T6">{</text:span><text:span text:style-name="T9">"+"</text:span><text:span text:style-name="T6">: op.add, </text:span><text:span text:style-name="T9">"-"</text:span><text:span text:style-name="T6">: op.sub, </text:span><text:span text:style-name="T9">"*"</text:span><text:span text:style-name="T6">: op.mul, </text:span><text:span text:style-name="T9">"/"</text:span><text:span text:style-name="T6">: op.truediv}</text:span> </text:p>
      <text:p text:style-name="P8">Number= Union[int, float]</text:p>
      <text:p text:style-name="P8">def tokenizer</text:p>
      <text:p text:style-name="P8">def mpop</text:p>
      <text:p text:style-name="P8">def to_num</text:p>
      <text:p text:style-name="P8">def consum_token</text:p>
      <text:p text:style-name="P8">def get_result from stack</text:p>
      <text:p text:style-name="P8">def evaluate</text:p>
      <text:p text:style-name="P8"/>
      <table:table table:name="Table1" table:style-name="Table1">
        <table:table-column table:style-name="Table1.A"/>
        <table:table-column table:style-name="Table1.B"/>
        <table:table-row table:style-name="TableLine2404611049664">
          <table:table-cell table:style-name="Table1.A1" office:value-type="string">
            <text:p text:style-name="P10"><text:bookmark text:name="file-rpn_evaluator-py-LC3"/><text:span text:style-name="T13">import</text:span> logging<text:bookmark text:name="file-rpn_evaluator-py-L4"/></text:p>
          </table:table-cell>
          <table:table-cell table:style-name="Table1.B1" office:value-type="string">
            <text:p text:style-name="P11"/>
          </table:table-cell>
        </table:table-row>
        <table:table-row table:style-name="Table1.2">
          <table:table-cell table:style-name="Table1.A1" office:value-type="string">
            <text:p text:style-name="P11"><text:bookmark text:name="file-rpn_evaluator-py-LC4"/></text:p>
          </table:table-cell>
          <table:table-cell table:style-name="Table1.A1" office:value-type="string">
            <text:p text:style-name="P10"><text:span text:style-name="T13">import</text:span> operator <text:span text:style-name="T13">as</text:span> op<text:bookmark text:name="file-rpn_evaluator-py-L5"/></text:p>
          </table:table-cell>
        </table:table-row>
        <table:table-row table:style-name="TableLine2404611049664">
          <table:table-cell table:style-name="Table1.A1" office:value-type="string">
            <text:p text:style-name="P11"><text:bookmark text:name="file-rpn_evaluator-py-LC5"/></text:p>
          </table:table-cell>
          <table:table-cell table:style-name="Table1.A1" office:value-type="string">
            <text:p text:style-name="P10"><text:span text:style-name="T13">import</text:span> sys<text:bookmark text:name="file-rpn_evaluator-py-L6"/></text:p>
          </table:table-cell>
        </table:table-row>
        <table:table-row table:style-name="Table1.2">
          <table:table-cell table:style-name="Table1.A1" office:value-type="string">
            <text:p text:style-name="P11"><text:bookmark text:name="file-rpn_evaluator-py-LC6"/></text:p>
          </table:table-cell>
          <table:table-cell table:style-name="Table1.A1" office:value-type="string">
            <text:p text:style-name="P10"><text:span text:style-name="T13">from</text:span> typing <text:span text:style-name="T13">import</text:span> <text:span text:style-name="T14">Any</text:span>, <text:span text:style-name="T14">List</text:span>, <text:span text:style-name="T14">Union</text:span><text:bookmark text:name="file-rpn_evaluator-py-L7"/></text:p>
          </table:table-cell>
        </table:table-row>
        <table:table-row table:style-name="TableLine2404611049664">
          <table:table-cell table:style-name="Table1.A1" office:value-type="string">
            <text:p text:style-name="P11"><text:bookmark text:name="file-rpn_evaluator-py-LC7"/></text:p>
          </table:table-cell>
          <table:table-cell table:style-name="Table1.A1" office:value-type="string">
            <text:p text:style-name="P11"><text:bookmark text:name="file-rpn_evaluator-py-L8"/></text:p>
          </table:table-cell>
        </table:table-row>
        <table:table-row table:style-name="Table1.2">
          <table:table-cell table:style-name="Table1.A1" office:value-type="string">
            <text:p text:style-name="P11"><text:bookmark text:name="file-rpn_evaluator-py-LC8"/></text:p>
          </table:table-cell>
          <table:table-cell table:style-name="Table1.A1" office:value-type="string">
            <text:p text:style-name="P10">logging.<text:span text:style-name="T15">getLogger</text:span>(__name__).<text:span text:style-name="T15">setLevel</text:span>(<text:span text:style-name="T16">"INFO"</text:span>)<text:bookmark text:name="file-rpn_evaluator-py-L9"/></text:p>
          </table:table-cell>
        </table:table-row>
        <table:table-row table:style-name="TableLine2404611049664">
          <table:table-cell table:style-name="Table1.A1" office:value-type="string">
            <text:p text:style-name="P11"><text:bookmark text:name="file-rpn_evaluator-py-LC9"/></text:p>
          </table:table-cell>
          <table:table-cell table:style-name="Table1.A1" office:value-type="string">
            <text:p text:style-name="P11"><text:bookmark text:name="file-rpn_evaluator-py-L10"/></text:p>
          </table:table-cell>
        </table:table-row>
        <table:table-row table:style-name="Table1.2">
          <table:table-cell table:style-name="Table1.A1" office:value-type="string">
            <text:p text:style-name="P11"><text:bookmark text:name="file-rpn_evaluator-py-LC10"/></text:p>
          </table:table-cell>
          <table:table-cell table:style-name="Table1.A1" office:value-type="string">
            <text:p text:style-name="P10">supported_operators <text:span text:style-name="T17">=</text:span> {<text:span text:style-name="T16">"+"</text:span>: op.add, <text:span text:style-name="T16">"-"</text:span>: op.sub, <text:span text:style-name="T16">"*"</text:span>: op.mul, <text:span text:style-name="T16">"/"</text:span>: op.truediv}<text:bookmark text:name="file-rpn_evaluator-py-L11"/></text:p>
          </table:table-cell>
        </table:table-row>
        <table:table-row table:style-name="TableLine2404611049664">
          <table:table-cell table:style-name="Table1.A1" office:value-type="string">
            <text:p text:style-name="P11"><text:bookmark text:name="file-rpn_evaluator-py-LC11"/></text:p>
          </table:table-cell>
          <table:table-cell table:style-name="Table1.A1" office:value-type="string">
            <text:p text:style-name="P11"><text:bookmark text:name="file-rpn_evaluator-py-L12"/></text:p>
          </table:table-cell>
        </table:table-row>
        <table:table-row table:style-name="Table1.2">
          <table:table-cell table:style-name="Table1.A1" office:value-type="string">
            <text:p text:style-name="P11"><text:bookmark text:name="file-rpn_evaluator-py-LC12"/></text:p>
          </table:table-cell>
          <table:table-cell table:style-name="Table1.A1" office:value-type="string">
            <text:p text:style-name="P10"><text:span text:style-name="T14">Number</text:span> <text:span text:style-name="T17">=</text:span> <text:span text:style-name="T14">Union</text:span>[int, float]<text:bookmark text:name="file-rpn_evaluator-py-L13"/></text:p>
          </table:table-cell>
        </table:table-row>
        <table:table-row table:style-name="TableLine2404611049664">
          <table:table-cell table:style-name="Table1.A1" office:value-type="string">
            <text:p text:style-name="P11"><text:bookmark text:name="file-rpn_evaluator-py-LC13"/></text:p>
          </table:table-cell>
          <table:table-cell table:style-name="Table1.A1" office:value-type="string">
            <text:p text:style-name="P11"><text:bookmark text:name="file-rpn_evaluator-py-L14"/></text:p>
          </table:table-cell>
        </table:table-row>
        <table:table-row table:style-name="Table1.2">
          <table:table-cell table:style-name="Table1.A1" office:value-type="string">
            <text:p text:style-name="P11"><text:bookmark text:name="file-rpn_evaluator-py-LC14"/></text:p>
          </table:table-cell>
          <table:table-cell table:style-name="Table1.A1" office:value-type="string">
            <text:p text:style-name="P11"><text:bookmark text:name="file-rpn_evaluator-py-L15"/></text:p>
          </table:table-cell>
        </table:table-row>
        <table:table-row table:style-name="TableLine2404611049664">
          <table:table-cell table:style-name="Table1.A1" office:value-type="string">
            <text:p text:style-name="P11"><text:bookmark text:name="file-rpn_evaluator-py-LC15"/></text:p>
          </table:table-cell>
          <table:table-cell table:style-name="Table1.A1" office:value-type="string">
            <text:p text:style-name="P10"><text:span text:style-name="T13">def</text:span> <text:span text:style-name="T15">tokenize</text:span>(expr: str) <text:span text:style-name="T17">-&gt;</text:span> <text:span text:style-name="T14">List</text:span>[str]:<text:bookmark text:name="file-rpn_evaluator-py-L16"/></text:p>
          </table:table-cell>
        </table:table-row>
        <table:table-row table:style-name="Table1.2">
          <table:table-cell table:style-name="Table1.A1" office:value-type="string">
            <text:p text:style-name="P11"><text:bookmark text:name="file-rpn_evaluator-py-LC16"/></text:p>
          </table:table-cell>
          <table:table-cell table:style-name="Table1.A1" office:value-type="string">
            <text:p text:style-name="P12">"""Breaks expression `expr` into a list of tokens"""<text:bookmark text:name="file-rpn_evaluator-py-L17"/></text:p>
          </table:table-cell>
        </table:table-row>
        <table:table-row table:style-name="TableLine2404611049664">
          <table:table-cell table:style-name="Table1.A1" office:value-type="string">
            <text:p text:style-name="P11"><text:bookmark text:name="file-rpn_evaluator-py-LC17"/></text:p>
          </table:table-cell>
          <table:table-cell table:style-name="Table1.A1" office:value-type="string">
            <text:p text:style-name="P10"><text:span text:style-name="T13">return</text:span> expr.<text:span text:style-name="T15">split</text:span>(<text:span text:style-name="T16">" "</text:span>)<text:bookmark text:name="file-rpn_evaluator-py-L18"/></text:p>
          </table:table-cell>
        </table:table-row>
        <table:table-row table:style-name="Table1.2">
          <table:table-cell table:style-name="Table1.A1" office:value-type="string">
            <text:p text:style-name="P11"><text:bookmark text:name="file-rpn_evaluator-py-LC18"/></text:p>
          </table:table-cell>
          <table:table-cell table:style-name="Table1.A1" office:value-type="string">
            <text:p text:style-name="P11"><text:bookmark text:name="file-rpn_evaluator-py-L19"/></text:p>
          </table:table-cell>
        </table:table-row>
        <table:table-row table:style-name="TableLine2404611049664">
          <table:table-cell table:style-name="Table1.A1" office:value-type="string">
            <text:p text:style-name="P11"><text:bookmark text:name="file-rpn_evaluator-py-LC19"/></text:p>
          </table:table-cell>
          <table:table-cell table:style-name="Table1.A1" office:value-type="string">
            <text:p text:style-name="P11"><text:bookmark text:name="file-rpn_evaluator-py-L20"/></text:p>
          </table:table-cell>
        </table:table-row>
        <table:table-row table:style-name="Table1.2">
          <table:table-cell table:style-name="Table1.A1" office:value-type="string">
            <text:p text:style-name="P11"><text:bookmark text:name="file-rpn_evaluator-py-LC20"/></text:p>
          </table:table-cell>
          <table:table-cell table:style-name="Table1.A1" office:value-type="string">
            <text:p text:style-name="P10"><text:span text:style-name="T13">def</text:span> <text:span text:style-name="T15">mpop</text:span>(stack: <text:span text:style-name="T14">List</text:span>[<text:span text:style-name="T14">Any</text:span>], n: int <text:span text:style-name="T17">=</text:span> <text:span text:style-name="T17">1</text:span>) <text:span text:style-name="T17">-&gt;</text:span> <text:span text:style-name="T14">List</text:span>[<text:span text:style-name="T14">Any</text:span>]:<text:bookmark text:name="file-rpn_evaluator-py-L21"/></text:p>
          </table:table-cell>
        </table:table-row>
        <table:table-row table:style-name="TableLine2404611049664">
          <table:table-cell table:style-name="Table1.A1" office:value-type="string">
            <text:p text:style-name="P11"><text:bookmark text:name="file-rpn_evaluator-py-LC21"/></text:p>
          </table:table-cell>
          <table:table-cell table:style-name="Table1.A1" office:value-type="string">
            <text:p text:style-name="P12">"""Pops and returns `n` items from a stack. Mutates `stack`"""<text:bookmark text:name="file-rpn_evaluator-py-L22"/></text:p>
          </table:table-cell>
        </table:table-row>
        <table:table-row table:style-name="Table1.2">
          <table:table-cell table:style-name="Table1.A1" office:value-type="string">
            <text:p text:style-name="P11"><text:bookmark text:name="file-rpn_evaluator-py-LC22"/></text:p>
          </table:table-cell>
          <table:table-cell table:style-name="Table1.A1" office:value-type="string">
            <text:p text:style-name="P10"><text:span text:style-name="T13">return</text:span> [stack.<text:span text:style-name="T15">pop</text:span>() <text:span text:style-name="T13">for</text:span> _ <text:span text:style-name="T17">in</text:span> <text:span text:style-name="T15">range</text:span>(n)]<text:bookmark text:name="file-rpn_evaluator-py-L23"/></text:p>
          </table:table-cell>
        </table:table-row>
        <table:table-row table:style-name="TableLine2404611049664">
          <table:table-cell table:style-name="Table1.A1" office:value-type="string">
            <text:p text:style-name="P11"><text:bookmark text:name="file-rpn_evaluator-py-LC23"/></text:p>
          </table:table-cell>
          <table:table-cell table:style-name="Table1.A1" office:value-type="string">
            <text:p text:style-name="P11"><text:bookmark text:name="file-rpn_evaluator-py-L24"/></text:p>
          </table:table-cell>
        </table:table-row>
        <table:table-row table:style-name="Table1.2">
          <table:table-cell table:style-name="Table1.A1" office:value-type="string">
            <text:p text:style-name="P11"><text:bookmark text:name="file-rpn_evaluator-py-LC24"/></text:p>
          </table:table-cell>
          <table:table-cell table:style-name="Table1.A1" office:value-type="string">
            <text:p text:style-name="P11"><text:bookmark text:name="file-rpn_evaluator-py-L25"/></text:p>
          </table:table-cell>
        </table:table-row>
        <table:table-row table:style-name="TableLine2404611049664">
          <table:table-cell table:style-name="Table1.A1" office:value-type="string">
            <text:p text:style-name="P11"><text:bookmark text:name="file-rpn_evaluator-py-LC25"/></text:p>
          </table:table-cell>
          <table:table-cell table:style-name="Table1.A1" office:value-type="string">
            <text:p text:style-name="P10"><text:span text:style-name="T13">def</text:span> <text:span text:style-name="T15">to_num</text:span>(x: <text:span text:style-name="T14">Any</text:span>) <text:span text:style-name="T17">-&gt;</text:span> <text:span text:style-name="T14">Number</text:span>:<text:bookmark text:name="file-rpn_evaluator-py-L26"/></text:p>
          </table:table-cell>
        </table:table-row>
        <table:table-row table:style-name="Table1.2">
          <table:table-cell table:style-name="Table1.A1" office:value-type="string">
            <text:p text:style-name="P11"><text:bookmark text:name="file-rpn_evaluator-py-LC26"/></text:p>
          </table:table-cell>
          <table:table-cell table:style-name="Table1.A1" office:value-type="string">
            <text:p text:style-name="P12">"""Converts a value to a its appropriate numeric type"""<text:bookmark text:name="file-rpn_evaluator-py-L27"/></text:p>
          </table:table-cell>
        </table:table-row>
        <table:table-row table:style-name="TableLine2404611049664">
          <table:table-cell table:style-name="Table1.A1" office:value-type="string">
            <text:p text:style-name="P11"><text:bookmark text:name="file-rpn_evaluator-py-LC27"/></text:p>
          </table:table-cell>
          <table:table-cell table:style-name="Table1.A1" office:value-type="string">
            <text:p text:style-name="P10">n <text:span text:style-name="T17">=</text:span> <text:span text:style-name="T15">float</text:span>(x)<text:bookmark text:name="file-rpn_evaluator-py-L28"/></text:p>
          </table:table-cell>
        </table:table-row>
        <table:table-row table:style-name="Table1.2">
          <table:table-cell table:style-name="Table1.A1" office:value-type="string">
            <text:p text:style-name="P11"><text:bookmark text:name="file-rpn_evaluator-py-LC28"/></text:p>
          </table:table-cell>
          <table:table-cell table:style-name="Table1.A1" office:value-type="string">
            <text:p text:style-name="P10"><text:span text:style-name="T13">return</text:span> <text:span text:style-name="T15">int</text:span>(n) <text:span text:style-name="T13">if</text:span> n.<text:span text:style-name="T15">is_integer</text:span>() <text:span text:style-name="T13">else</text:span> n<text:bookmark text:name="file-rpn_evaluator-py-L29"/></text:p>
          </table:table-cell>
        </table:table-row>
        <table:table-row table:style-name="TableLine2404611049664">
          <table:table-cell table:style-name="Table1.A1" office:value-type="string">
            <text:p text:style-name="P11"><text:bookmark text:name="file-rpn_evaluator-py-LC29"/></text:p>
          </table:table-cell>
          <table:table-cell table:style-name="Table1.A1" office:value-type="string">
            <text:p text:style-name="P11"><text:bookmark text:name="file-rpn_evaluator-py-L30"/></text:p>
          </table:table-cell>
        </table:table-row>
        <table:table-row table:style-name="Table1.2">
          <table:table-cell table:style-name="Table1.A1" office:value-type="string">
            <text:p text:style-name="P11"><text:bookmark text:name="file-rpn_evaluator-py-LC30"/></text:p>
          </table:table-cell>
          <table:table-cell table:style-name="Table1.A1" office:value-type="string">
            <text:p text:style-name="P11"><text:bookmark text:name="file-rpn_evaluator-py-L31"/></text:p>
          </table:table-cell>
        </table:table-row>
        <table:table-row table:style-name="TableLine2404611049664">
          <table:table-cell table:style-name="Table1.A1" office:value-type="string">
            <text:p text:style-name="P11"><text:bookmark text:name="file-rpn_evaluator-py-LC31"/></text:p>
          </table:table-cell>
          <table:table-cell table:style-name="Table1.A1" office:value-type="string">
            <text:p text:style-name="P10"><text:span text:style-name="T13">def</text:span> <text:span text:style-name="T15">consume_token</text:span>(token: str, stack: <text:span text:style-name="T14">List</text:span>[<text:span text:style-name="T14">Number</text:span>]) <text:span text:style-name="T17">-&gt;</text:span> <text:span text:style-name="T14">List</text:span>[<text:span text:style-name="T14">Number</text:span>]:<text:bookmark text:name="file-rpn_evaluator-py-L32"/></text:p>
          </table:table-cell>
        </table:table-row>
        <table:table-row table:style-name="Table1.2">
          <table:table-cell table:style-name="Table1.A1" office:value-type="string">
            <text:p text:style-name="P11"><text:bookmark text:name="file-rpn_evaluator-py-LC32"/></text:p>
          </table:table-cell>
          <table:table-cell table:style-name="Table1.A1" office:value-type="string">
            <text:p text:style-name="P12">"""Consumes a token given the current stack and returns the updated stack"""<text:bookmark text:name="file-rpn_evaluator-py-L33"/></text:p>
          </table:table-cell>
        </table:table-row>
        <table:table-row table:style-name="TableLine2404611049664">
          <table:table-cell table:style-name="Table1.A1" office:value-type="string">
            <text:p text:style-name="P11"><text:bookmark text:name="file-rpn_evaluator-py-LC33"/></text:p>
          </table:table-cell>
          <table:table-cell table:style-name="Table1.A1" office:value-type="string">
            <text:p text:style-name="P10"><text:span text:style-name="T13">if</text:span> token <text:span text:style-name="T17">in</text:span> supported_operators:<text:bookmark text:name="file-rpn_evaluator-py-L34"/></text:p>
          </table:table-cell>
        </table:table-row>
        <table:table-row table:style-name="Table1.2">
          <table:table-cell table:style-name="Table1.A1" office:value-type="string">
            <text:p text:style-name="P11"><text:bookmark text:name="file-rpn_evaluator-py-LC34"/></text:p>
          </table:table-cell>
          <table:table-cell table:style-name="Table1.A1" office:value-type="string">
            <text:p text:style-name="P10"><text:span text:style-name="T13">try</text:span>:<text:bookmark text:name="file-rpn_evaluator-py-L35"/></text:p>
          </table:table-cell>
        </table:table-row>
        <table:table-row table:style-name="TableLine2404611049664">
          <table:table-cell table:style-name="Table1.A1" office:value-type="string">
            <text:p text:style-name="P11"><text:bookmark text:name="file-rpn_evaluator-py-LC35"/></text:p>
          </table:table-cell>
          <table:table-cell table:style-name="Table1.A1" office:value-type="string">
            <text:p text:style-name="P10">num1, num2 <text:span text:style-name="T17">=</text:span> <text:span text:style-name="T15">mpop</text:span>(stack, <text:span text:style-name="T17">2</text:span>)<text:bookmark text:name="file-rpn_evaluator-py-L36"/></text:p>
          </table:table-cell>
        </table:table-row>
        <table:table-row table:style-name="Table1.2">
          <table:table-cell table:style-name="Table1.A1" office:value-type="string">
            <text:p text:style-name="P11"><text:bookmark text:name="file-rpn_evaluator-py-LC36"/></text:p>
          </table:table-cell>
          <table:table-cell table:style-name="Table1.A1" office:value-type="string">
            <text:p text:style-name="P10"><text:span text:style-name="T13">except</text:span> <text:span text:style-name="T14">IndexError</text:span>:<text:bookmark text:name="file-rpn_evaluator-py-L37"/></text:p>
          </table:table-cell>
        </table:table-row>
        <text:soft-page-break/>
        <table:table-row table:style-name="TableLine2404611049664">
          <table:table-cell table:style-name="Table1.A1" office:value-type="string">
            <text:p text:style-name="P11"><text:bookmark text:name="file-rpn_evaluator-py-LC37"/></text:p>
          </table:table-cell>
          <table:table-cell table:style-name="Table1.A1" office:value-type="string">
            <text:p text:style-name="P10">logging.<text:span text:style-name="T15">error</text:span>(<text:span text:style-name="T16">"SyntaxError: Malformed expression"</text:span>)<text:bookmark text:name="file-rpn_evaluator-py-L38"/></text:p>
          </table:table-cell>
        </table:table-row>
        <table:table-row table:style-name="Table1.2">
          <table:table-cell table:style-name="Table1.A1" office:value-type="string">
            <text:p text:style-name="P11"><text:bookmark text:name="file-rpn_evaluator-py-LC38"/></text:p>
          </table:table-cell>
          <table:table-cell table:style-name="Table1.A1" office:value-type="string">
            <text:p text:style-name="P10">sys.<text:span text:style-name="T15">exit</text:span>(<text:span text:style-name="T17">1</text:span>)<text:bookmark text:name="file-rpn_evaluator-py-L39"/></text:p>
          </table:table-cell>
        </table:table-row>
        <table:table-row table:style-name="TableLine2404611049664">
          <table:table-cell table:style-name="Table1.A1" office:value-type="string">
            <text:p text:style-name="P11"><text:bookmark text:name="file-rpn_evaluator-py-LC39"/></text:p>
          </table:table-cell>
          <table:table-cell table:style-name="Table1.A1" office:value-type="string">
            <text:p text:style-name="P11"><text:bookmark text:name="file-rpn_evaluator-py-L40"/></text:p>
          </table:table-cell>
        </table:table-row>
        <table:table-row table:style-name="Table1.2">
          <table:table-cell table:style-name="Table1.A1" office:value-type="string">
            <text:p text:style-name="P11"><text:bookmark text:name="file-rpn_evaluator-py-LC40"/></text:p>
          </table:table-cell>
          <table:table-cell table:style-name="Table1.A1" office:value-type="string">
            <text:p text:style-name="P10">result <text:span text:style-name="T17">=</text:span> supported_operators[token](num2, num1)<text:bookmark text:name="file-rpn_evaluator-py-L41"/></text:p>
          </table:table-cell>
        </table:table-row>
        <table:table-row table:style-name="TableLine2404611049664">
          <table:table-cell table:style-name="Table1.A1" office:value-type="string">
            <text:p text:style-name="P11"><text:bookmark text:name="file-rpn_evaluator-py-LC41"/></text:p>
          </table:table-cell>
          <table:table-cell table:style-name="Table1.A1" office:value-type="string">
            <text:p text:style-name="P10"><text:span text:style-name="T13">return</text:span> [<text:span text:style-name="T17">*</text:span>stack, result]<text:bookmark text:name="file-rpn_evaluator-py-L42"/></text:p>
          </table:table-cell>
        </table:table-row>
        <table:table-row table:style-name="Table1.2">
          <table:table-cell table:style-name="Table1.A1" office:value-type="string">
            <text:p text:style-name="P11"><text:bookmark text:name="file-rpn_evaluator-py-LC42"/></text:p>
          </table:table-cell>
          <table:table-cell table:style-name="Table1.A1" office:value-type="string">
            <text:p text:style-name="P10"><text:span text:style-name="T13">else</text:span>:<text:bookmark text:name="file-rpn_evaluator-py-L43"/></text:p>
          </table:table-cell>
        </table:table-row>
        <table:table-row table:style-name="TableLine2404611049664">
          <table:table-cell table:style-name="Table1.A1" office:value-type="string">
            <text:p text:style-name="P11"><text:bookmark text:name="file-rpn_evaluator-py-LC43"/></text:p>
          </table:table-cell>
          <table:table-cell table:style-name="Table1.A1" office:value-type="string">
            <text:p text:style-name="P10"><text:span text:style-name="T13">try</text:span>:<text:bookmark text:name="file-rpn_evaluator-py-L44"/></text:p>
          </table:table-cell>
        </table:table-row>
        <table:table-row table:style-name="Table1.2">
          <table:table-cell table:style-name="Table1.A1" office:value-type="string">
            <text:p text:style-name="P11"><text:bookmark text:name="file-rpn_evaluator-py-LC44"/></text:p>
          </table:table-cell>
          <table:table-cell table:style-name="Table1.A1" office:value-type="string">
            <text:p text:style-name="P10"><text:span text:style-name="T13">return</text:span> [<text:span text:style-name="T17">*</text:span>stack, <text:span text:style-name="T15">to_num</text:span>(token)]<text:bookmark text:name="file-rpn_evaluator-py-L45"/></text:p>
          </table:table-cell>
        </table:table-row>
        <table:table-row table:style-name="TableLine2404611049664">
          <table:table-cell table:style-name="Table1.A1" office:value-type="string">
            <text:p text:style-name="P11"><text:bookmark text:name="file-rpn_evaluator-py-LC45"/></text:p>
          </table:table-cell>
          <table:table-cell table:style-name="Table1.A1" office:value-type="string">
            <text:p text:style-name="P10"><text:span text:style-name="T13">except</text:span> <text:span text:style-name="T14">ValueError</text:span>:<text:bookmark text:name="file-rpn_evaluator-py-L46"/></text:p>
          </table:table-cell>
        </table:table-row>
        <table:table-row table:style-name="Table1.2">
          <table:table-cell table:style-name="Table1.A1" office:value-type="string">
            <text:p text:style-name="P11"><text:bookmark text:name="file-rpn_evaluator-py-LC46"/></text:p>
          </table:table-cell>
          <table:table-cell table:style-name="Table1.A1" office:value-type="string">
            <text:p text:style-name="P10">logging.<text:span text:style-name="T15">error</text:span>(<text:span text:style-name="T16">"SyntaxError: Unsupported token '%s'"</text:span>, token)<text:bookmark text:name="file-rpn_evaluator-py-L47"/></text:p>
          </table:table-cell>
        </table:table-row>
        <table:table-row table:style-name="TableLine2404611049664">
          <table:table-cell table:style-name="Table1.A1" office:value-type="string">
            <text:p text:style-name="P11"><text:bookmark text:name="file-rpn_evaluator-py-LC47"/></text:p>
          </table:table-cell>
          <table:table-cell table:style-name="Table1.A1" office:value-type="string">
            <text:p text:style-name="P10">sys.<text:span text:style-name="T15">exit</text:span>(<text:span text:style-name="T17">1</text:span>)<text:bookmark text:name="file-rpn_evaluator-py-L48"/></text:p>
          </table:table-cell>
        </table:table-row>
        <table:table-row table:style-name="Table1.2">
          <table:table-cell table:style-name="Table1.A1" office:value-type="string">
            <text:p text:style-name="P11"><text:bookmark text:name="file-rpn_evaluator-py-LC48"/></text:p>
          </table:table-cell>
          <table:table-cell table:style-name="Table1.A1" office:value-type="string">
            <text:p text:style-name="P11"><text:bookmark text:name="file-rpn_evaluator-py-L49"/></text:p>
          </table:table-cell>
        </table:table-row>
        <table:table-row table:style-name="TableLine2404611049664">
          <table:table-cell table:style-name="Table1.A1" office:value-type="string">
            <text:p text:style-name="P11"><text:bookmark text:name="file-rpn_evaluator-py-LC49"/></text:p>
          </table:table-cell>
          <table:table-cell table:style-name="Table1.A1" office:value-type="string">
            <text:p text:style-name="P11"><text:bookmark text:name="file-rpn_evaluator-py-L50"/></text:p>
          </table:table-cell>
        </table:table-row>
        <table:table-row table:style-name="Table1.2">
          <table:table-cell table:style-name="Table1.A1" office:value-type="string">
            <text:p text:style-name="P11"><text:bookmark text:name="file-rpn_evaluator-py-LC50"/></text:p>
          </table:table-cell>
          <table:table-cell table:style-name="Table1.A1" office:value-type="string">
            <text:p text:style-name="P10"><text:span text:style-name="T13">def</text:span> <text:span text:style-name="T15">get_result_from_stack</text:span>(stack: <text:span text:style-name="T14">List</text:span>[<text:span text:style-name="T14">Number</text:span>]) <text:span text:style-name="T17">-&gt;</text:span> <text:span text:style-name="T14">Number</text:span>:<text:bookmark text:name="file-rpn_evaluator-py-L51"/></text:p>
          </table:table-cell>
        </table:table-row>
        <table:table-row table:style-name="TableLine2404611049664">
          <table:table-cell table:style-name="Table1.A1" office:value-type="string">
            <text:p text:style-name="P11"><text:bookmark text:name="file-rpn_evaluator-py-LC51"/></text:p>
          </table:table-cell>
          <table:table-cell table:style-name="Table1.A1" office:value-type="string">
            <text:p text:style-name="P12">"""Gets the result from `stack`"""<text:bookmark text:name="file-rpn_evaluator-py-L52"/></text:p>
          </table:table-cell>
        </table:table-row>
        <table:table-row table:style-name="Table1.2">
          <table:table-cell table:style-name="Table1.A1" office:value-type="string">
            <text:p text:style-name="P11"><text:bookmark text:name="file-rpn_evaluator-py-LC52"/></text:p>
          </table:table-cell>
          <table:table-cell table:style-name="Table1.A1" office:value-type="string">
            <text:p text:style-name="P10">result, <text:span text:style-name="T17">*</text:span>rest <text:span text:style-name="T17">=</text:span> <text:span text:style-name="T15">mpop</text:span>(stack, <text:span text:style-name="T17">1</text:span>)<text:bookmark text:name="file-rpn_evaluator-py-L53"/></text:p>
          </table:table-cell>
        </table:table-row>
        <table:table-row table:style-name="TableLine2404611049664">
          <table:table-cell table:style-name="Table1.A1" office:value-type="string">
            <text:p text:style-name="P11"><text:bookmark text:name="file-rpn_evaluator-py-LC53"/></text:p>
          </table:table-cell>
          <table:table-cell table:style-name="Table1.A1" office:value-type="string">
            <text:p text:style-name="P10"><text:span text:style-name="T13">if</text:span> rest:<text:bookmark text:name="file-rpn_evaluator-py-L54"/></text:p>
          </table:table-cell>
        </table:table-row>
        <table:table-row table:style-name="Table1.2">
          <table:table-cell table:style-name="Table1.A1" office:value-type="string">
            <text:p text:style-name="P11"><text:bookmark text:name="file-rpn_evaluator-py-LC54"/></text:p>
          </table:table-cell>
          <table:table-cell table:style-name="Table1.A1" office:value-type="string">
            <text:p text:style-name="P10">logging.<text:span text:style-name="T15">error</text:span>(<text:span text:style-name="T16">"SyntaxError: Found extra tokens"</text:span>)<text:bookmark text:name="file-rpn_evaluator-py-L55"/></text:p>
          </table:table-cell>
        </table:table-row>
        <table:table-row table:style-name="TableLine2404611049664">
          <table:table-cell table:style-name="Table1.A1" office:value-type="string">
            <text:p text:style-name="P11"><text:bookmark text:name="file-rpn_evaluator-py-LC55"/></text:p>
          </table:table-cell>
          <table:table-cell table:style-name="Table1.A1" office:value-type="string">
            <text:p text:style-name="P10">sys.<text:span text:style-name="T15">exit</text:span>(<text:span text:style-name="T17">1</text:span>)<text:bookmark text:name="file-rpn_evaluator-py-L56"/></text:p>
          </table:table-cell>
        </table:table-row>
        <table:table-row table:style-name="Table1.2">
          <table:table-cell table:style-name="Table1.A1" office:value-type="string">
            <text:p text:style-name="P11"><text:bookmark text:name="file-rpn_evaluator-py-LC56"/></text:p>
          </table:table-cell>
          <table:table-cell table:style-name="Table1.A1" office:value-type="string">
            <text:p text:style-name="P10"><text:span text:style-name="T13">return</text:span> result<text:bookmark text:name="file-rpn_evaluator-py-L57"/></text:p>
          </table:table-cell>
        </table:table-row>
        <table:table-row table:style-name="TableLine2404611049664">
          <table:table-cell table:style-name="Table1.A1" office:value-type="string">
            <text:p text:style-name="P11"><text:bookmark text:name="file-rpn_evaluator-py-LC57"/></text:p>
          </table:table-cell>
          <table:table-cell table:style-name="Table1.A1" office:value-type="string">
            <text:p text:style-name="P11"><text:bookmark text:name="file-rpn_evaluator-py-L58"/></text:p>
          </table:table-cell>
        </table:table-row>
        <table:table-row table:style-name="Table1.2">
          <table:table-cell table:style-name="Table1.A1" office:value-type="string">
            <text:p text:style-name="P11"><text:bookmark text:name="file-rpn_evaluator-py-LC58"/></text:p>
          </table:table-cell>
          <table:table-cell table:style-name="Table1.A1" office:value-type="string">
            <text:p text:style-name="P11"><text:bookmark text:name="file-rpn_evaluator-py-L59"/></text:p>
          </table:table-cell>
        </table:table-row>
        <table:table-row table:style-name="TableLine2404611049664">
          <table:table-cell table:style-name="Table1.A1" office:value-type="string">
            <text:p text:style-name="P11"><text:bookmark text:name="file-rpn_evaluator-py-LC59"/></text:p>
          </table:table-cell>
          <table:table-cell table:style-name="Table1.A1" office:value-type="string">
            <text:p text:style-name="P10"><text:span text:style-name="T13">def</text:span> <text:span text:style-name="T15">evaluate_v1</text:span>(tokens: <text:span text:style-name="T14">List</text:span>[str]) <text:span text:style-name="T17">-&gt;</text:span> <text:span text:style-name="T14">Number</text:span>:<text:bookmark text:name="file-rpn_evaluator-py-L60"/></text:p>
          </table:table-cell>
        </table:table-row>
        <table:table-row table:style-name="Table1.2">
          <table:table-cell table:style-name="Table1.A1" office:value-type="string">
            <text:p text:style-name="P11"><text:bookmark text:name="file-rpn_evaluator-py-LC60"/></text:p>
          </table:table-cell>
          <table:table-cell table:style-name="Table1.A1" office:value-type="string">
            <text:p text:style-name="P12">"""Evaluates a tokenized expression and returns the result"""<text:bookmark text:name="file-rpn_evaluator-py-L61"/></text:p>
          </table:table-cell>
        </table:table-row>
        <table:table-row table:style-name="TableLine2404611049664">
          <table:table-cell table:style-name="Table1.A1" office:value-type="string">
            <text:p text:style-name="P11"><text:bookmark text:name="file-rpn_evaluator-py-LC61"/></text:p>
          </table:table-cell>
          <table:table-cell table:style-name="Table1.A1" office:value-type="string">
            <text:p text:style-name="P10">stack: <text:span text:style-name="T14">List</text:span> <text:span text:style-name="T17">=</text:span> []<text:bookmark text:name="file-rpn_evaluator-py-L62"/></text:p>
          </table:table-cell>
        </table:table-row>
        <table:table-row table:style-name="Table1.2">
          <table:table-cell table:style-name="Table1.A1" office:value-type="string">
            <text:p text:style-name="P11"><text:bookmark text:name="file-rpn_evaluator-py-LC62"/></text:p>
          </table:table-cell>
          <table:table-cell table:style-name="Table1.A1" office:value-type="string">
            <text:p text:style-name="P11"><text:bookmark text:name="file-rpn_evaluator-py-L63"/></text:p>
          </table:table-cell>
        </table:table-row>
        <table:table-row table:style-name="TableLine2404611049664">
          <table:table-cell table:style-name="Table1.A1" office:value-type="string">
            <text:p text:style-name="P11"><text:bookmark text:name="file-rpn_evaluator-py-LC63"/></text:p>
          </table:table-cell>
          <table:table-cell table:style-name="Table1.A1" office:value-type="string">
            <text:p text:style-name="P10"><text:span text:style-name="T13">for</text:span> token <text:span text:style-name="T17">in</text:span> tokens:<text:bookmark text:name="file-rpn_evaluator-py-L64"/></text:p>
          </table:table-cell>
        </table:table-row>
        <table:table-row table:style-name="Table1.2">
          <table:table-cell table:style-name="Table1.A1" office:value-type="string">
            <text:p text:style-name="P11"><text:bookmark text:name="file-rpn_evaluator-py-LC64"/></text:p>
          </table:table-cell>
          <table:table-cell table:style-name="Table1.A1" office:value-type="string">
            <text:p text:style-name="P10">stack <text:span text:style-name="T17">=</text:span> <text:span text:style-name="T15">consume_token</text:span>(token, stack)<text:bookmark text:name="file-rpn_evaluator-py-L65"/></text:p>
          </table:table-cell>
        </table:table-row>
        <table:table-row table:style-name="TableLine2404611049664">
          <table:table-cell table:style-name="Table1.A1" office:value-type="string">
            <text:p text:style-name="P11"><text:bookmark text:name="file-rpn_evaluator-py-LC65"/></text:p>
          </table:table-cell>
          <table:table-cell table:style-name="Table1.A1" office:value-type="string">
            <text:p text:style-name="P11"><text:bookmark text:name="file-rpn_evaluator-py-L66"/></text:p>
          </table:table-cell>
        </table:table-row>
        <table:table-row table:style-name="Table1.2">
          <table:table-cell table:style-name="Table1.A1" office:value-type="string">
            <text:p text:style-name="P11"><text:bookmark text:name="file-rpn_evaluator-py-LC66"/></text:p>
          </table:table-cell>
          <table:table-cell table:style-name="Table1.A1" office:value-type="string">
            <text:p text:style-name="P10"><text:span text:style-name="T13">return</text:span> <text:span text:style-name="T15">get_result_from_stack</text:span>(stack)<text:bookmark text:name="file-rpn_evaluator-py-L67"/></text:p>
          </table:table-cell>
        </table:table-row>
        <table:table-row table:style-name="TableLine2404611049664">
          <table:table-cell table:style-name="Table1.A1" office:value-type="string">
            <text:p text:style-name="P11"><text:bookmark text:name="file-rpn_evaluator-py-LC67"/></text:p>
          </table:table-cell>
          <table:table-cell table:style-name="Table1.A1" office:value-type="string">
            <text:p text:style-name="P11"><text:bookmark text:name="file-rpn_evaluator-py-L68"/></text:p>
          </table:table-cell>
        </table:table-row>
        <table:table-row table:style-name="Table1.2">
          <table:table-cell table:style-name="Table1.A1" office:value-type="string">
            <text:p text:style-name="P11"><text:bookmark text:name="file-rpn_evaluator-py-LC68"/></text:p>
          </table:table-cell>
          <table:table-cell table:style-name="Table1.A1" office:value-type="string">
            <text:p text:style-name="P11"><text:bookmark text:name="file-rpn_evaluator-py-L69"/></text:p>
          </table:table-cell>
        </table:table-row>
        <table:table-row table:style-name="TableLine2404611049664">
          <table:table-cell table:style-name="Table1.A1" office:value-type="string">
            <text:p text:style-name="P11"><text:bookmark text:name="file-rpn_evaluator-py-LC69"/></text:p>
          </table:table-cell>
          <table:table-cell table:style-name="Table1.A1" office:value-type="string">
            <text:p text:style-name="P10"><text:span text:style-name="T13">def</text:span> <text:span text:style-name="T15">evaluate_v2</text:span>(tokens: <text:span text:style-name="T14">List</text:span>[str]) <text:span text:style-name="T17">-&gt;</text:span> <text:span text:style-name="T14">Number</text:span>:<text:bookmark text:name="file-rpn_evaluator-py-L70"/></text:p>
          </table:table-cell>
        </table:table-row>
        <table:table-row table:style-name="Table1.2">
          <table:table-cell table:style-name="Table1.A1" office:value-type="string">
            <text:p text:style-name="P11"><text:bookmark text:name="file-rpn_evaluator-py-LC70"/></text:p>
          </table:table-cell>
          <table:table-cell table:style-name="Table1.A1" office:value-type="string">
            <text:p text:style-name="P12">"""Evaluates a tokenized expression and returns the result"""<text:bookmark text:name="file-rpn_evaluator-py-L71"/></text:p>
          </table:table-cell>
        </table:table-row>
        <table:table-row table:style-name="TableLine2404611049664">
          <table:table-cell table:style-name="Table1.A1" office:value-type="string">
            <text:p text:style-name="P11"><text:bookmark text:name="file-rpn_evaluator-py-LC71"/></text:p>
          </table:table-cell>
          <table:table-cell table:style-name="Table1.A1" office:value-type="string">
            <text:p text:style-name="P11"><text:bookmark text:name="file-rpn_evaluator-py-L72"/></text:p>
          </table:table-cell>
        </table:table-row>
        <table:table-row table:style-name="Table1.2">
          <table:table-cell table:style-name="Table1.A1" office:value-type="string">
            <text:p text:style-name="P11"><text:bookmark text:name="file-rpn_evaluator-py-LC72"/></text:p>
          </table:table-cell>
          <table:table-cell table:style-name="Table1.A1" office:value-type="string">
            <text:p text:style-name="P10"><text:span text:style-name="T13">def</text:span> <text:span text:style-name="T15">_evaluate</text:span>(tokens: <text:span text:style-name="T14">List</text:span>[str], stack: <text:span text:style-name="T14">List</text:span>) <text:span text:style-name="T17">-&gt;</text:span> <text:span text:style-name="T14">Number</text:span>:<text:bookmark text:name="file-rpn_evaluator-py-L73"/></text:p>
          </table:table-cell>
        </table:table-row>
        <table:table-row table:style-name="TableLine2404611049664">
          <table:table-cell table:style-name="Table1.A1" office:value-type="string">
            <text:p text:style-name="P11"><text:bookmark text:name="file-rpn_evaluator-py-LC73"/></text:p>
          </table:table-cell>
          <table:table-cell table:style-name="Table1.A1" office:value-type="string">
            <text:p text:style-name="P10"><text:span text:style-name="T13">if</text:span> <text:span text:style-name="T17">not</text:span> tokens:<text:bookmark text:name="file-rpn_evaluator-py-L74"/></text:p>
          </table:table-cell>
        </table:table-row>
        <table:table-row table:style-name="Table1.2">
          <table:table-cell table:style-name="Table1.A1" office:value-type="string">
            <text:p text:style-name="P11"><text:bookmark text:name="file-rpn_evaluator-py-LC74"/></text:p>
          </table:table-cell>
          <table:table-cell table:style-name="Table1.A1" office:value-type="string">
            <text:p text:style-name="P10"><text:span text:style-name="T13">return</text:span> <text:span text:style-name="T15">get_result_from_stack</text:span>(stack)<text:bookmark text:name="file-rpn_evaluator-py-L75"/></text:p>
          </table:table-cell>
        </table:table-row>
        <table:table-row table:style-name="TableLine2404611049664">
          <table:table-cell table:style-name="Table1.A1" office:value-type="string">
            <text:p text:style-name="P11"><text:bookmark text:name="file-rpn_evaluator-py-LC75"/></text:p>
          </table:table-cell>
          <table:table-cell table:style-name="Table1.A1" office:value-type="string">
            <text:p text:style-name="P11"><text:bookmark text:name="file-rpn_evaluator-py-L76"/></text:p>
          </table:table-cell>
        </table:table-row>
        <table:table-row table:style-name="Table1.2">
          <table:table-cell table:style-name="Table1.A1" office:value-type="string">
            <text:p text:style-name="P11"><text:bookmark text:name="file-rpn_evaluator-py-LC76"/></text:p>
          </table:table-cell>
          <table:table-cell table:style-name="Table1.A1" office:value-type="string">
            <text:p text:style-name="P10">stack <text:span text:style-name="T17">=</text:span> <text:span text:style-name="T15">consume_token</text:span>(tokens[<text:span text:style-name="T17">0</text:span>], stack)<text:bookmark text:name="file-rpn_evaluator-py-L77"/></text:p>
          </table:table-cell>
        </table:table-row>
        <table:table-row table:style-name="TableLine2404611049664">
          <table:table-cell table:style-name="Table1.A1" office:value-type="string">
            <text:p text:style-name="P11"><text:bookmark text:name="file-rpn_evaluator-py-LC77"/></text:p>
          </table:table-cell>
          <table:table-cell table:style-name="Table1.A1" office:value-type="string">
            <text:p text:style-name="P11"><text:bookmark text:name="file-rpn_evaluator-py-L78"/></text:p>
          </table:table-cell>
        </table:table-row>
        <table:table-row table:style-name="Table1.2">
          <table:table-cell table:style-name="Table1.A1" office:value-type="string">
            <text:p text:style-name="P11"><text:bookmark text:name="file-rpn_evaluator-py-LC78"/></text:p>
          </table:table-cell>
          <table:table-cell table:style-name="Table1.A1" office:value-type="string">
            <text:p text:style-name="P10"><text:span text:style-name="T13">return</text:span> <text:span text:style-name="T15">_evaluate</text:span>(tokens[<text:span text:style-name="T17">1</text:span>:], stack)<text:bookmark text:name="file-rpn_evaluator-py-L79"/></text:p>
          </table:table-cell>
        </table:table-row>
        <table:table-row table:style-name="TableLine2404611049664">
          <table:table-cell table:style-name="Table1.A1" office:value-type="string">
            <text:p text:style-name="P11"><text:bookmark text:name="file-rpn_evaluator-py-LC79"/></text:p>
          </table:table-cell>
          <table:table-cell table:style-name="Table1.A1" office:value-type="string">
            <text:p text:style-name="P11"><text:bookmark text:name="file-rpn_evaluator-py-L80"/></text:p>
          </table:table-cell>
        </table:table-row>
        <table:table-row table:style-name="Table1.2">
          <table:table-cell table:style-name="Table1.A1" office:value-type="string">
            <text:p text:style-name="P11"><text:bookmark text:name="file-rpn_evaluator-py-LC80"/></text:p>
          </table:table-cell>
          <table:table-cell table:style-name="Table1.A1" office:value-type="string">
            <text:p text:style-name="P10"><text:span text:style-name="T13">return</text:span> <text:span text:style-name="T15">_evaluate</text:span>(tokens, [])<text:bookmark text:name="file-rpn_evaluator-py-L81"/></text:p>
          </table:table-cell>
        </table:table-row>
        <table:table-row table:style-name="TableLine2404611049664">
          <table:table-cell table:style-name="Table1.A1" office:value-type="string">
            <text:p text:style-name="P11"><text:bookmark text:name="file-rpn_evaluator-py-LC81"/></text:p>
          </table:table-cell>
          <table:table-cell table:style-name="Table1.A1" office:value-type="string">
            <text:p text:style-name="P11"><text:bookmark text:name="file-rpn_evaluator-py-L82"/></text:p>
          </table:table-cell>
        </table:table-row>
        <table:table-row table:style-name="Table1.2">
          <table:table-cell table:style-name="Table1.A1" office:value-type="string">
            <text:p text:style-name="P11"><text:bookmark text:name="file-rpn_evaluator-py-LC82"/></text:p>
          </table:table-cell>
          <table:table-cell table:style-name="Table1.A1" office:value-type="string">
            <text:p text:style-name="P11"><text:bookmark text:name="file-rpn_evaluator-py-L83"/></text:p>
          </table:table-cell>
        </table:table-row>
        <table:table-row table:style-name="TableLine2404611049664">
          <table:table-cell table:style-name="Table1.A1" office:value-type="string">
            <text:p text:style-name="P11"><text:bookmark text:name="file-rpn_evaluator-py-LC83"/></text:p>
          </table:table-cell>
          <table:table-cell table:style-name="Table1.A1" office:value-type="string">
            <text:p text:style-name="P10"><text:span text:style-name="T13">if</text:span> __name__ <text:span text:style-name="T17">==</text:span> <text:span text:style-name="T16">"__main__"</text:span>:<text:bookmark text:name="file-rpn_evaluator-py-L84"/></text:p>
          </table:table-cell>
        </table:table-row>
        <table:table-row table:style-name="Table1.2">
          <table:table-cell table:style-name="Table1.A1" office:value-type="string">
            <text:p text:style-name="P11"><text:bookmark text:name="file-rpn_evaluator-py-LC84"/></text:p>
          </table:table-cell>
          <table:table-cell table:style-name="Table1.A1" office:value-type="string">
            <text:p text:style-name="P13"># Usage example<text:bookmark text:name="file-rpn_evaluator-py-L85"/></text:p>
          </table:table-cell>
        </table:table-row>
        <table:table-row table:style-name="TableLine2404611049664">
          <table:table-cell table:style-name="Table1.A1" office:value-type="string">
            <text:p text:style-name="P11"><text:bookmark text:name="file-rpn_evaluator-py-LC85"/></text:p>
          </table:table-cell>
          <table:table-cell table:style-name="Table1.A1" office:value-type="string">
            <text:p text:style-name="P13">#<text:bookmark text:name="file-rpn_evaluator-py-L86"/></text:p>
          </table:table-cell>
        </table:table-row>
        <table:table-row table:style-name="Table1.2">
          <table:table-cell table:style-name="Table1.A1" office:value-type="string">
            <text:p text:style-name="P11"><text:bookmark text:name="file-rpn_evaluator-py-LC86"/></text:p>
          </table:table-cell>
          <table:table-cell table:style-name="Table1.A1" office:value-type="string">
            <text:p text:style-name="P13"># echo "1 10 30 + *" | ./rpn_evaluator.py<text:bookmark text:name="file-rpn_evaluator-py-L87"/></text:p>
          </table:table-cell>
        </table:table-row>
        <table:table-row table:style-name="TableLine2404611049664">
          <table:table-cell table:style-name="Table1.A1" office:value-type="string">
            <text:p text:style-name="P11"><text:bookmark text:name="file-rpn_evaluator-py-LC87"/></text:p>
          </table:table-cell>
          <table:table-cell table:style-name="Table1.A1" office:value-type="string">
            <text:p text:style-name="P13"># echo "1 10 30 + *" | python rpn_evaluator.py<text:bookmark text:name="file-rpn_evaluator-py-L88"/></text:p>
          </table:table-cell>
        </table:table-row>
        <table:table-row table:style-name="Table1.2">
          <table:table-cell table:style-name="Table1.A1" office:value-type="string">
            <text:p text:style-name="P11"><text:bookmark text:name="file-rpn_evaluator-py-LC88"/></text:p>
          </table:table-cell>
          <table:table-cell table:style-name="Table1.A1" office:value-type="string">
            <text:p text:style-name="P10"><text:span text:style-name="T15">print</text:span>(<text:span text:style-name="T15">evaluate_v2</text:span>(<text:span text:style-name="T15">tokenize</text:span>(<text:span text:style-name="T15">input</text:spa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Karla" svg:font-family="Karl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monospac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0T23:16:30.397000000</meta:creation-date>
    <dc:date>2022-08-11T00:14:48.640000000</dc:date>
    <meta:editing-duration>PT7M37S</meta:editing-duration>
    <meta:editing-cycles>1</meta:editing-cycles>
    <meta:document-statistic meta:table-count="1" meta:image-count="0" meta:object-count="0" meta:page-count="3" meta:paragraph-count="107" meta:word-count="1080" meta:character-count="6795" meta:non-whitespace-character-count="5817"/>
    <meta:generator>LibreOffice/7.3.5.2$Windows_X86_64 LibreOffice_project/184fe81b8c8c30d8b5082578aee2fed2ea847c01</meta:generator>
  </office:meta>
</office:document-meta>
</file>